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Код ОП</text:p>
          </table:table-cell>
          <table:table-cell table:style-name="ce5" office:value-type="string" calcext:value-type="string">
            <text:p>ФИО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5" office:value-type="string" calcext:value-type="string">
            <text:p>Факт, ч</text:p>
          </table:table-cell>
          <table:table-cell table:style-name="ce5" office:value-type="string" calcext:value-type="string">
            <text:p>План, ч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for%20each=%22wd%20in%20data.tabel_wdays%22" xlink:type="simple">for each="wd in data.tabel_wdays"</text:a></text:p>
          </table:table-cell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<text:a xlink:href="relatorio://wd.dt_as_str" xlink:type="simple">wd.dt_as_str</text:a></text:p>
          </table:table-cell>
          <table:table-cell table:style-name="ce3" office:value-type="string" calcext:value-type="string">
            <text:p><text:a xlink:href="relatorio://wd.shop.code" xlink:type="simple">wd.shop.code</text:a></text:p>
          </table:table-cell>
          <table:table-cell table:style-name="ce3" office:value-type="string" calcext:value-type="string">
            <text:p><text:a xlink:href="relatorio://wd.worker.short_fio" xlink:type="simple">wd.worker.short_fio</text:a></text:p>
          </table:table-cell>
          <table:table-cell table:style-name="ce3" office:value-type="string" calcext:value-type="string">
            <text:p><text:a xlink:href="relatorio://wd.worker.tabel_code" xlink:type="simple">wd.worker.tabel_code</text:a></text:p>
          </table:table-cell>
          <table:table-cell table:style-name="ce3" office:value-type="string" calcext:value-type="string">
            <text:p><text:a xlink:href="relatorio://wd.tabel_work_hours" xlink:type="simple">wd.tabel_work_hours</text:a></text:p>
          </table:table-cell>
          <table:table-cell table:style-name="ce3" office:value-type="string" calcext:value-type="string">
            <text:p><text:a xlink:href="relatorio://wd.plan_work_hours" xlink:type="simple">wd.plan_work_hours</text:a>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4"/>
          <table:table-cell/>
        </table:table-row>
      </table:table>
      <table:named-expressions/>
      <table:database-ranges>
        <table:database-range table:name="__Anonymous_Sheet_DB__0" table:target-range-address="Sheet1.A1:Sheet1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8:59:17.343926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3.2$Linux_X86_64 LibreOffice_project/40$Build-2</meta:generator>
    <dc:date>2020-10-29T09:01:00.906443537</dc:date>
    <meta:editing-duration>PT1H52M58S</meta:editing-duration>
    <meta:editing-cycles>21</meta:editing-cycles>
    <meta:document-statistic meta:table-count="1" meta:cell-count="14" meta:object-count="0"/>
  </office:meta>
</office:document-meta>
</file>